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Arial, sans-serif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a6fbc" officeooo:paragraph-rsid="001a6fbc"/>
    </style:style>
    <style:style style:name="T1" style:family="text">
      <style:text-properties officeooo:rsid="001c75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 I’m booking a tour for the Pennsylvania punk band The Karens. They are looking to come through **AREA** <text:span text:style-name="T1">on **DATE**.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03/01 - pittsburg pa</text:p>
      <text:p text:style-name="P1">03/02 - kent oh - zephyr pub</text:p>
      <text:p text:style-name="P1">03/03 - Sandusky OH - Strum Around</text:p>
      <text:p text:style-name="P1">03/04 - Detroit MI</text:p>
      <text:p text:style-name="P1">03/05 - SpringField or Cincinatti OH</text:p>
      <text:p text:style-name="P1">03/06 - Indianapolis IN</text:p>
      <text:p text:style-name="P1">03/07 - Chicago IL</text:p>
      <text:p text:style-name="P1">03/08 - Kenosha or Milwaukee or Madison WI</text:p>
      <text:p text:style-name="P1">03/09 - Des Moines IA - Lefty's Livve Music</text:p>
      <text:p text:style-name="P1">03/10 - Omaha - Black Heart Booking</text:p>
      <text:p text:style-name="P1">03/11 - Minneapolis MN - Nudietown</text:p>
      <text:p text:style-name="P1">03/12 - Rapid City SD - Gutter Shows</text:p>
      <text:p text:style-name="P1">03/13 - Denver CO - 7th Circle</text:p>
      <text:p text:style-name="P1">03/14 - Casper WY - Bourgeois Pig</text:p>
      <text:p text:style-name="P1">03/15 - Billings MT - Kirks Grocery</text:p>
      <text:p text:style-name="P1">03/16 - OFF</text:p>
      <text:p text:style-name="P1">03/17 - Tacoma WA - Plaid Pig OR aberdeen wa (kurt kobain)</text:p>
      <text:p text:style-name="P1">03/18 - Portland OR</text:p>
      <text:p text:style-name="P1">03/19 - Eugene OR </text:p>
      <text:p text:style-name="P1">03/20 - NorCal</text:p>
      <text:p text:style-name="P1">03/21 - Sac</text:p>
      <text:p text:style-name="P1">03/22 - Berkely CA - Gilman</text:p>
      <text:p text:style-name="P1">03/23 - Fresno?</text:p>
      <text:p text:style-name="P1">03/24 - OC/LA</text:p>
      <text:p text:style-name="P1">03/25 - San Diego CA - Ché Cafe</text:p>
      <text:p text:style-name="P1">03/26 - Las Vegas NV</text:p>
      <text:p text:style-name="P1">03/27 - Tempe AZ - Yucca Tap Room</text:p>
      <text:p text:style-name="P1">03/28 - Durango CO or Albuquerque NM</text:p>
      <text:p text:style-name="P1">03/29 - OFF</text:p>
      <text:p text:style-name="P1">03/30 - Denton TX - Killers Tacos</text:p>
      <text:p text:style-name="P1">03/31 - Houston TX - 666</text:p>
      <text:p text:style-name="P1">04/01 - New Orleans LA</text:p>
      <text:p text:style-name="P1">04/02 - Montgomery AL - The Sanctuary</text:p>
      <text:p text:style-name="P1">04/03 - Athens GA - Flicker Theater</text:p>
      <text:p text:style-name="P1">04/04 - Charlotte NC</text:p>
      <text:p text:style-name="P1">04/05 - Chapel Hill NC - Local 506 or The Cave</text:p>
      <text:p text:style-name="P1">04/06 - Roanoake VA - Fork in the Market</text:p>
      <text:p text:style-name="P1">04/07 - Fredericksburg VA </text:p>
      <text:p text:style-name="P1">04/08 - Wahington DC - The Runaway</text:p>
      <text:p text:style-name="P1"><text:soft-page-break/>04/09 - Baltimore MD - The Depot</text:p>
      <text:p text:style-name="P1">04/10 - Philidelphia PA </text:p>
      <text:p text:style-name="P1">04/11 - Trenton NJ</text:p>
      <text:p text:style-name="P1">04/12 - New York City, NY</text:p>
      <text:p text:style-name="P1">04/13 - New Haven CT</text:p>
      <text:p text:style-name="P1">04/14 - Boston - Midway Café</text:p>
      <text:p text:style-name="P1">04/15 - Providence RI</text:p>
      <text:p text:style-name="P1">04/16 - Highlands NJ - The Chubby Pickle</text:p>
      <text:p text:style-name="P1">04/17 - Easton PA - Spin Me Round Records</text:p>
      <text:p text:style-name="P1">04/18 - Pittsburg P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, Arial, sans-serif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9:07:19.953026195</meta:creation-date>
    <dc:date>2023-08-24T14:48:43.680652134</dc:date>
    <meta:editing-duration>PT50M18S</meta:editing-duration>
    <meta:editing-cycles>6</meta:editing-cycles>
    <meta:generator>LibreOffice/7.5.5.2$Linux_X86_64 LibreOffice_project/50$Build-2</meta:generator>
    <meta:document-statistic meta:table-count="0" meta:image-count="0" meta:object-count="0" meta:page-count="2" meta:paragraph-count="50" meta:word-count="312" meta:character-count="1490" meta:non-whitespace-character-count="1223"/>
  </office:meta>
</office:document-meta>
</file>